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817cm" fo:min-width="3.541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29cm" fo:min-width="4.453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77cm" fo:min-width="2.914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729fcf" draw:textarea-horizontal-align="justify" draw:textarea-vertical-align="middle" draw:auto-grow-height="false" fo:min-height="1.277cm" fo:min-width="2.914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729fcf" draw:textarea-horizontal-align="justify" draw:textarea-vertical-align="middle" draw:auto-grow-height="false" fo:min-height="1.02cm" fo:min-width="5.596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2cm" fo:min-width="5.596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P2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715cm" svg:height="2.921cm" svg:x="22.196cm" svg:y="9.017cm">
          <text:p text:style-name="P1"><text:span text:style-name="T1">Ja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4.953cm" svg:height="2.54cm" svg:x="30.07cm" svg:y="9.207cm">
          <text:p text:style-name="P3">Structure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7.911cm" svg:y1="10.478cm" svg:x2="30.07cm" svg:y2="10.477cm" draw:start-shape="id1" draw:start-glue-point="10" draw:end-shape="id2" draw:end-glue-point="3" svg:d="M27911 10478l2159-1" svg:viewBox="0 0 2160 2">
          <text:p/>
        </draw:connector>
        <draw:custom-shape draw:style-name="gr4" draw:text-style-name="P4" xml:id="id11" draw:id="id11" draw:layer="layout" svg:width="4.826cm" svg:height="2.159cm" svg:x="37.436cm" svg:y="3.529cm">
          <text:p text:style-name="P3">Abstra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7" draw:id="id7" draw:layer="layout" svg:width="4.826cm" svg:height="2.159cm" svg:x="37.563cm" svg:y="9.371cm">
          <text:p text:style-name="P3">Class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3" draw:id="id3" draw:layer="layout" svg:width="4.826cm" svg:height="2.159cm" svg:x="37.563cm" svg:y="15.243cm">
          <text:p text:style-name="P3">Metho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4" draw:id="id4" draw:layer="layout" svg:width="6.096cm" svg:height="1.27cm" svg:x="44.167cm" svg:y="13.846cm">
          <text:p text:style-name="P3">Constructors</text:p>
          <draw:enhanced-geometry svg:viewBox="0 0 21600 21600" draw:type="rectangle" draw:enhanced-path="M 0 0 L 21600 0 21600 21600 0 21600 0 0 Z N"/>
        </draw:custom-shape>
        <draw:custom-shape draw:style-name="gr6" draw:text-style-name="P5" xml:id="id5" draw:id="id5" draw:layer="layout" svg:width="6.096cm" svg:height="1.27cm" svg:x="44.167cm" svg:y="15.687cm">
          <text:p text:style-name="P3">Accessors/Mutators</text:p>
          <draw:enhanced-geometry svg:viewBox="0 0 21600 21600" draw:type="rectangle" draw:enhanced-path="M 0 0 L 21600 0 21600 21600 0 21600 0 0 Z N"/>
        </draw:custom-shape>
        <draw:custom-shape draw:style-name="gr6" draw:text-style-name="P5" xml:id="id6" draw:id="id6" draw:layer="layout" svg:width="6.096cm" svg:height="1.27cm" svg:x="44.167cm" svg:y="17.402cm">
          <text:p text:style-name="P3">Other Methods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42.389cm" svg:y1="16.323cm" svg:x2="44.167cm" svg:y2="14.481cm" draw:start-shape="id3" draw:start-glue-point="10" draw:end-shape="id4" draw:end-glue-point="3" svg:d="M42389 16323c1335 0 446-1842 1778-1842" svg:viewBox="0 0 1779 1843">
          <text:p/>
        </draw:connector>
        <draw:connector draw:style-name="gr3" draw:text-style-name="P4" draw:layer="layout" draw:type="curve" svg:x1="42.389cm" svg:y1="16.323cm" svg:x2="44.167cm" svg:y2="16.322cm" draw:start-shape="id3" draw:start-glue-point="10" draw:end-shape="id5" draw:end-glue-point="3" svg:d="M42389 16323c1335 0 446-1 1778-1" svg:viewBox="0 0 1779 2">
          <text:p/>
        </draw:connector>
        <draw:connector draw:style-name="gr3" draw:text-style-name="P4" draw:layer="layout" draw:type="curve" svg:x1="42.389cm" svg:y1="16.323cm" svg:x2="44.167cm" svg:y2="18.037cm" draw:start-shape="id3" draw:start-glue-point="10" draw:end-shape="id6" draw:end-glue-point="3" svg:d="M42389 16323c1335 0 446 1714 1778 1714" svg:viewBox="0 0 1779 1715">
          <text:p/>
        </draw:connector>
        <draw:custom-shape draw:style-name="gr6" draw:text-style-name="P5" xml:id="id8" draw:id="id8" draw:layer="layout" svg:width="6.096cm" svg:height="1.27cm" svg:x="44.167cm" svg:y="8.074cm">
          <text:p text:style-name="P3">Fields</text:p>
          <draw:enhanced-geometry svg:viewBox="0 0 21600 21600" draw:type="rectangle" draw:enhanced-path="M 0 0 L 21600 0 21600 21600 0 21600 0 0 Z N"/>
        </draw:custom-shape>
        <draw:custom-shape draw:style-name="gr7" draw:text-style-name="P4" xml:id="id9" draw:id="id9" draw:layer="layout" svg:width="6.096cm" svg:height="1.27cm" svg:x="44.167cm" svg:y="9.815cm">
          <text:p text:style-name="P3">Driver</text:p>
          <draw:enhanced-geometry svg:viewBox="0 0 21600 21600" draw:type="rectangle" draw:enhanced-path="M 0 0 L 21600 0 21600 21600 0 21600 0 0 Z N"/>
        </draw:custom-shape>
        <draw:custom-shape draw:style-name="gr6" draw:text-style-name="P5" xml:id="id10" draw:id="id10" draw:layer="layout" svg:width="6.096cm" svg:height="1.27cm" svg:x="44.167cm" svg:y="11.53cm">
          <text:p text:style-name="P3">Methods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42.389cm" svg:y1="10.451cm" svg:x2="44.167cm" svg:y2="8.709cm" draw:start-shape="id7" draw:start-glue-point="10" draw:end-shape="id8" draw:end-glue-point="3" svg:d="M42389 10451c1335 0 446-1742 1778-1742" svg:viewBox="0 0 1779 1743">
          <text:p/>
        </draw:connector>
        <draw:connector draw:style-name="gr3" draw:text-style-name="P4" draw:layer="layout" draw:type="curve" svg:x1="42.389cm" svg:y1="10.451cm" svg:x2="44.167cm" svg:y2="10.45cm" draw:start-shape="id7" draw:start-glue-point="10" draw:end-shape="id9" draw:end-glue-point="3" svg:d="M42389 10451c1335 0 446-1 1778-1" svg:viewBox="0 0 1779 2">
          <text:p/>
        </draw:connector>
        <draw:connector draw:style-name="gr3" draw:text-style-name="P4" draw:layer="layout" draw:type="curve" svg:x1="42.389cm" svg:y1="10.451cm" svg:x2="44.167cm" svg:y2="12.165cm" draw:start-shape="id7" draw:start-glue-point="10" draw:end-shape="id10" svg:d="M42389 10451c1335 0 446 1714 1778 1714" svg:viewBox="0 0 1779 1715">
          <text:p/>
        </draw:connector>
        <draw:connector draw:style-name="gr8" draw:text-style-name="P4" draw:layer="layout" draw:type="curve" draw:line-skew="-0.585cm" svg:x1="47.215cm" svg:y1="12.8cm" svg:x2="39.976cm" svg:y2="15.243cm" draw:start-shape="id10" draw:start-glue-point="2" draw:end-shape="id3" draw:end-glue-point="4" svg:d="M47215 12800c0 954-7239-267-7239 2443" svg:viewBox="0 0 7240 2444">
          <text:p/>
        </draw:connector>
        <draw:custom-shape draw:style-name="gr7" draw:text-style-name="P4" xml:id="id12" draw:id="id12" draw:layer="layout" svg:width="6.096cm" svg:height="1.27cm" svg:x="44.167cm" svg:y="2.232cm">
          <text:p text:style-name="P3">Inheritance</text:p>
          <draw:enhanced-geometry svg:viewBox="0 0 21600 21600" draw:type="rectangle" draw:enhanced-path="M 0 0 L 21600 0 21600 21600 0 21600 0 0 Z N"/>
        </draw:custom-shape>
        <draw:custom-shape draw:style-name="gr7" draw:text-style-name="P4" xml:id="id13" draw:id="id13" draw:layer="layout" svg:width="6.096cm" svg:height="1.27cm" svg:x="44.167cm" svg:y="3.973cm">
          <text:p text:style-name="P3">Abstract Methods</text:p>
          <draw:enhanced-geometry svg:viewBox="0 0 21600 21600" draw:type="rectangle" draw:enhanced-path="M 0 0 L 21600 0 21600 21600 0 21600 0 0 Z N"/>
        </draw:custom-shape>
        <draw:custom-shape draw:style-name="gr7" draw:text-style-name="P4" xml:id="id14" draw:id="id14" draw:layer="layout" svg:width="6.096cm" svg:height="1.27cm" svg:x="44.167cm" svg:y="5.688cm">
          <text:p text:style-name="P3">Interfaces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42.262cm" svg:y1="4.609cm" svg:x2="44.167cm" svg:y2="2.867cm" draw:start-shape="id11" draw:start-glue-point="10" draw:end-shape="id12" svg:d="M42262 4609c1429 0 477-1742 1905-1742" svg:viewBox="0 0 1906 1743">
          <text:p/>
        </draw:connector>
        <draw:connector draw:style-name="gr3" draw:text-style-name="P4" draw:layer="layout" draw:type="curve" svg:x1="42.262cm" svg:y1="4.609cm" svg:x2="44.167cm" svg:y2="4.608cm" draw:start-shape="id11" draw:start-glue-point="10" draw:end-shape="id13" svg:d="M42262 4609c1429 0 477-1 1905-1" svg:viewBox="0 0 1906 2">
          <text:p/>
        </draw:connector>
        <draw:connector draw:style-name="gr3" draw:text-style-name="P4" draw:layer="layout" draw:type="curve" svg:x1="42.262cm" svg:y1="4.609cm" svg:x2="44.167cm" svg:y2="6.323cm" draw:start-shape="id11" draw:start-glue-point="10" draw:end-shape="id14" draw:end-glue-point="3" svg:d="M42262 4609c1429 0 477 1714 1905 1714" svg:viewBox="0 0 1906 1715">
          <text:p/>
        </draw:connector>
        <draw:custom-shape draw:style-name="gr6" draw:text-style-name="P5" xml:id="id15" draw:id="id15" draw:layer="layout" svg:width="6.096cm" svg:height="1.27cm" svg:x="44.167cm" svg:y="9.815cm">
          <text:p text:style-name="P3">Driver</text:p>
          <draw:enhanced-geometry svg:viewBox="0 0 21600 21600" draw:type="rectangle" draw:enhanced-path="M 0 0 L 21600 0 21600 21600 0 21600 0 0 Z N"/>
        </draw:custom-shape>
        <draw:custom-shape draw:style-name="gr6" draw:text-style-name="P5" xml:id="id16" draw:id="id16" draw:layer="layout" svg:width="6.096cm" svg:height="1.27cm" svg:x="52.183cm" svg:y="9.815cm">
          <text:p text:style-name="P3">Main Method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50.263cm" svg:y1="10.45cm" svg:x2="52.183cm" svg:y2="10.45cm" draw:start-shape="id15" draw:start-glue-point="1" draw:end-shape="id16" draw:end-glue-point="3" svg:d="M50263 10450h1920" svg:viewBox="0 0 1921 1">
          <text:p/>
        </draw:connector>
        <draw:connector draw:style-name="gr3" draw:text-style-name="P4" draw:layer="layout" draw:type="curve" svg:x1="35.023cm" svg:y1="10.477cm" svg:x2="37.436cm" svg:y2="4.609cm" draw:start-shape="id2" draw:start-glue-point="1" draw:end-shape="id11" draw:end-glue-point="6" svg:d="M35023 10477c1809 0 603-5868 2413-5868" svg:viewBox="0 0 2414 5869">
          <text:p/>
        </draw:connector>
        <draw:connector draw:style-name="gr3" draw:text-style-name="P4" draw:layer="layout" draw:type="curve" svg:x1="35.023cm" svg:y1="10.477cm" svg:x2="37.563cm" svg:y2="10.451cm" draw:start-shape="id2" draw:start-glue-point="1" draw:end-shape="id7" draw:end-glue-point="6" svg:d="M35023 10477c1905 0 635-26 2540-26" svg:viewBox="0 0 2541 27">
          <text:p/>
        </draw:connector>
        <draw:connector draw:style-name="gr3" draw:text-style-name="P4" draw:layer="layout" draw:type="curve" svg:x1="35.023cm" svg:y1="10.477cm" svg:x2="37.563cm" svg:y2="16.323cm" draw:start-shape="id2" draw:start-glue-point="1" draw:end-shape="id3" draw:end-glue-point="6" svg:d="M35023 10477c1905 0 635 5846 2540 5846" svg:viewBox="0 0 2541 5847">
          <text:p/>
        </draw:connector>
        <draw:custom-shape draw:style-name="gr2" draw:text-style-name="P4" xml:id="id17" draw:id="id17" draw:layer="layout" svg:width="4.953cm" svg:height="2.54cm" svg:x="15.084cm" svg:y="9.207cm">
          <text:p text:style-name="P3">Behavior</text:p>
          <draw:enhanced-geometry svg:viewBox="0 0 21600 21600" draw:type="rectangle" draw:enhanced-path="M 0 0 L 21600 0 21600 21600 0 21600 0 0 Z N"/>
        </draw:custom-shape>
        <draw:custom-shape draw:style-name="gr2" draw:text-style-name="P4" xml:id="id18" draw:id="id18" draw:layer="layout" svg:width="4.953cm" svg:height="2.54cm" svg:x="22.577cm" svg:y="4.572cm">
          <text:p text:style-name="P3">Objects/Classes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22.196cm" svg:y1="10.478cm" svg:x2="20.037cm" svg:y2="10.477cm" draw:start-shape="id1" draw:start-glue-point="6" draw:end-shape="id17" draw:end-glue-point="1" svg:d="M22196 10478c-1620 0-541-1-2159-1" svg:viewBox="0 0 2160 2">
          <text:p/>
        </draw:connector>
        <draw:connector draw:style-name="gr3" draw:text-style-name="P4" draw:layer="layout" draw:type="curve" svg:x1="25.053cm" svg:y1="9.017cm" svg:x2="25.053cm" svg:y2="7.112cm" draw:start-shape="id1" draw:start-glue-point="4" draw:end-shape="id18" svg:d="M25053 9017v-1905" svg:viewBox="0 0 1 1906">
          <text:p/>
        </draw:connector>
        <draw:custom-shape draw:style-name="gr5" draw:text-style-name="P5" xml:id="id19" draw:id="id19" draw:layer="layout" svg:width="4.826cm" svg:height="2.159cm" svg:x="18.748cm" svg:y="0.381cm">
          <text:p text:style-name="P3">Differe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0" draw:id="id20" draw:layer="layout" svg:width="4.826cm" svg:height="2.159cm" svg:x="26.495cm" svg:y="0.381cm">
          <text:p text:style-name="P3">Instance vs.</text:p>
          <text:p text:style-name="P3">Static Va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25.053cm" svg:y1="4.572cm" svg:x2="21.161cm" svg:y2="2.54cm" draw:start-shape="id18" draw:start-glue-point="0" draw:end-shape="id19" draw:end-glue-point="8" svg:d="M25053 4572c0-1524-3892-508-3892-2032" svg:viewBox="0 0 3893 2033">
          <text:p/>
        </draw:connector>
        <draw:connector draw:style-name="gr3" draw:text-style-name="P4" draw:layer="layout" draw:type="curve" svg:x1="25.053cm" svg:y1="4.572cm" svg:x2="28.908cm" svg:y2="2.54cm" draw:start-shape="id18" draw:start-glue-point="0" draw:end-shape="id20" svg:d="M25053 4572c0-1524 3855-508 3855-2032" svg:viewBox="0 0 3856 2033">
          <text:p/>
        </draw:connector>
        <draw:custom-shape draw:style-name="gr4" draw:text-style-name="P4" xml:id="id21" draw:id="id21" draw:layer="layout" svg:width="4.826cm" svg:height="2.159cm" svg:x="7.718cm" svg:y="3.726cm">
          <text:p text:style-name="P3">Assig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3" draw:id="id23" draw:layer="layout" svg:width="4.826cm" svg:height="2.159cm" svg:x="7.815cm" svg:y="9.435cm">
          <text:p text:style-name="P3">Arra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5" draw:id="id25" draw:layer="layout" svg:width="4.826cm" svg:height="2.159cm" svg:x="7.783cm" svg:y="15.14cm">
          <text:p text:style-name="P3">I/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4" draw:id="id24" draw:layer="layout" svg:width="4.826cm" svg:height="2.159cm" svg:x="7.846cm" svg:y="12.289cm">
          <text:p text:style-name="P3">Recur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2" draw:id="id22" draw:layer="layout" svg:width="4.826cm" svg:height="2.159cm" svg:x="7.751cm" svg:y="6.58cm">
          <text:p text:style-name="P3">Loop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5.084cm" svg:y1="10.477cm" svg:x2="12.544cm" svg:y2="4.805cm" draw:start-shape="id17" draw:start-glue-point="3" draw:end-shape="id21" svg:d="M15084 10477c-1905 0-635-5672-2540-5672" svg:viewBox="0 0 2541 5673">
          <text:p/>
        </draw:connector>
        <draw:connector draw:style-name="gr3" draw:text-style-name="P4" draw:layer="layout" draw:type="curve" svg:x1="15.084cm" svg:y1="10.477cm" svg:x2="12.577cm" svg:y2="7.66cm" draw:start-shape="id17" draw:start-glue-point="3" draw:end-shape="id22" draw:end-glue-point="10" svg:d="M15084 10477c-1879 0-626-2817-2507-2817" svg:viewBox="0 0 2508 2818">
          <text:p/>
        </draw:connector>
        <draw:connector draw:style-name="gr3" draw:text-style-name="P4" draw:layer="layout" draw:type="curve" svg:x1="15.084cm" svg:y1="10.477cm" svg:x2="12.641cm" svg:y2="10.515cm" draw:start-shape="id17" draw:start-glue-point="3" draw:end-shape="id23" draw:end-glue-point="10" svg:d="M15084 10477c-1831 0-610 38-2443 38" svg:viewBox="0 0 2444 39">
          <text:p/>
        </draw:connector>
        <draw:connector draw:style-name="gr3" draw:text-style-name="P4" draw:layer="layout" draw:type="curve" svg:x1="15.084cm" svg:y1="10.477cm" svg:x2="12.672cm" svg:y2="13.369cm" draw:start-shape="id17" draw:start-glue-point="3" draw:end-shape="id24" draw:end-glue-point="10" svg:d="M15084 10477c-1809 0-603 2892-2412 2892" svg:viewBox="0 0 2413 2893">
          <text:p/>
        </draw:connector>
        <draw:connector draw:style-name="gr3" draw:text-style-name="P4" draw:layer="layout" draw:type="curve" svg:x1="15.084cm" svg:y1="10.477cm" svg:x2="12.609cm" svg:y2="16.22cm" draw:start-shape="id17" draw:start-glue-point="3" draw:end-shape="id25" draw:end-glue-point="10" svg:d="M15084 10477c-1855 0-618 5743-2475 5743" svg:viewBox="0 0 2476 5744">
          <text:p/>
        </draw:connector>
        <draw:custom-shape draw:style-name="gr7" draw:text-style-name="P4" xml:id="id30" draw:id="id30" draw:layer="layout" svg:width="6.096cm" svg:height="1.27cm" svg:x="0.114cm" svg:y="8.001cm">
          <text:p text:style-name="P3">1D Arrays</text:p>
          <draw:enhanced-geometry svg:viewBox="0 0 21600 21600" draw:type="rectangle" draw:enhanced-path="M 0 0 L 21600 0 21600 21600 0 21600 0 0 Z N"/>
        </draw:custom-shape>
        <draw:custom-shape draw:style-name="gr7" draw:text-style-name="P4" xml:id="id29" draw:id="id29" draw:layer="layout" svg:width="6.096cm" svg:height="1.27cm" svg:x="0.114cm" svg:y="9.842cm">
          <text:p text:style-name="P3">2D Arrays</text:p>
          <draw:enhanced-geometry svg:viewBox="0 0 21600 21600" draw:type="rectangle" draw:enhanced-path="M 0 0 L 21600 0 21600 21600 0 21600 0 0 Z N"/>
        </draw:custom-shape>
        <draw:custom-shape draw:style-name="gr7" draw:text-style-name="P4" xml:id="id28" draw:id="id28" draw:layer="layout" svg:width="6.096cm" svg:height="1.27cm" svg:x="0.114cm" svg:y="11.557cm">
          <text:p text:style-name="P3">Array Lists</text:p>
          <draw:enhanced-geometry svg:viewBox="0 0 21600 21600" draw:type="rectangle" draw:enhanced-path="M 0 0 L 21600 0 21600 21600 0 21600 0 0 Z N"/>
        </draw:custom-shape>
        <draw:custom-shape draw:style-name="gr7" draw:text-style-name="P4" xml:id="id26" draw:id="id26" draw:layer="layout" svg:width="6.096cm" svg:height="1.27cm" svg:x="0.114cm" svg:y="13.841cm">
          <text:p text:style-name="P3">Basic I/O</text:p>
          <draw:enhanced-geometry svg:viewBox="0 0 21600 21600" draw:type="rectangle" draw:enhanced-path="M 0 0 L 21600 0 21600 21600 0 21600 0 0 Z N"/>
        </draw:custom-shape>
        <draw:custom-shape draw:style-name="gr7" draw:text-style-name="P4" xml:id="id27" draw:id="id27" draw:layer="layout" svg:width="6.096cm" svg:height="1.27cm" svg:x="0.114cm" svg:y="15.556cm">
          <text:p text:style-name="P3">File I/O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svg:x1="7.783cm" svg:y1="16.22cm" svg:x2="6.21cm" svg:y2="14.476cm" draw:start-shape="id25" draw:start-glue-point="6" draw:end-shape="id26" svg:d="M7783 16220c-1179 0-393-1744-1573-1744" svg:viewBox="0 0 1574 1745">
          <text:p/>
        </draw:connector>
        <draw:connector draw:style-name="gr3" draw:text-style-name="P4" draw:layer="layout" draw:type="curve" svg:x1="7.783cm" svg:y1="16.22cm" svg:x2="6.21cm" svg:y2="16.191cm" draw:start-shape="id25" draw:start-glue-point="6" draw:end-shape="id27" svg:d="M7783 16220c-1179 0-393-29-1573-29" svg:viewBox="0 0 1574 30">
          <text:p/>
        </draw:connector>
        <draw:connector draw:style-name="gr3" draw:text-style-name="P4" draw:layer="layout" draw:type="curve" svg:x1="7.815cm" svg:y1="10.515cm" svg:x2="6.21cm" svg:y2="12.192cm" draw:start-shape="id23" draw:start-glue-point="6" draw:end-shape="id28" draw:end-glue-point="1" svg:d="M7815 10515c-1203 0-401 1677-1605 1677" svg:viewBox="0 0 1606 1678">
          <text:p/>
        </draw:connector>
        <draw:connector draw:style-name="gr3" draw:text-style-name="P4" draw:layer="layout" draw:type="curve" svg:x1="7.815cm" svg:y1="10.515cm" svg:x2="6.21cm" svg:y2="10.477cm" draw:start-shape="id23" draw:start-glue-point="6" draw:end-shape="id29" draw:end-glue-point="1" svg:d="M7815 10515c-1203 0-401-38-1605-38" svg:viewBox="0 0 1606 39">
          <text:p/>
        </draw:connector>
        <draw:connector draw:style-name="gr3" draw:text-style-name="P4" draw:layer="layout" draw:type="curve" svg:x1="7.815cm" svg:y1="10.515cm" svg:x2="6.21cm" svg:y2="8.636cm" draw:start-shape="id23" draw:start-glue-point="6" draw:end-shape="id30" draw:end-glue-point="1" svg:d="M7815 10515c-1203 0-401-1879-1605-1879" svg:viewBox="0 0 1606 1880">
          <text:p/>
        </draw:connector>
        <draw:custom-shape draw:style-name="gr7" draw:text-style-name="P4" xml:id="id32" draw:id="id32" draw:layer="layout" svg:width="6.096cm" svg:height="1.27cm" svg:x="0.114cm" svg:y="17.261cm">
          <text:p text:style-name="P3">Exceptions</text:p>
          <draw:enhanced-geometry svg:viewBox="0 0 21600 21600" draw:type="rectangle" draw:enhanced-path="M 0 0 L 21600 0 21600 21600 0 21600 0 0 Z N"/>
        </draw:custom-shape>
        <draw:custom-shape draw:style-name="gr4" draw:text-style-name="P4" xml:id="id31" draw:id="id31" draw:layer="layout" svg:width="4.826cm" svg:height="2.159cm" svg:x="7.784cm" svg:y="1.016cm">
          <text:p text:style-name="P3">Conditiona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5.084cm" svg:y1="10.477cm" svg:x2="12.61cm" svg:y2="2.095cm" draw:start-shape="id17" draw:start-glue-point="3" draw:end-shape="id31" svg:d="M15084 10477c-1855 0-619-8382-2474-8382" svg:viewBox="0 0 2475 8383">
          <text:p/>
        </draw:connector>
        <draw:connector draw:style-name="gr3" draw:text-style-name="P4" draw:layer="layout" draw:type="curve" svg:x1="7.783cm" svg:y1="16.22cm" svg:x2="6.21cm" svg:y2="17.896cm" draw:start-shape="id25" draw:start-glue-point="6" draw:end-shape="id32" draw:end-glue-point="1" svg:d="M7783 16220c-1179 0-393 1676-1573 1676" svg:viewBox="0 0 1574 16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8.42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08:30:45.513739496</meta:creation-date>
    <dc:date>2015-07-01T08:55:24.122691818</dc:date>
    <meta:editing-duration>PT5M36S</meta:editing-duration>
    <meta:editing-cycles>2</meta:editing-cycles>
    <meta:generator>LibreOffice/4.4.2.2$Linux_X86_64 LibreOffice_project/40m0$Build-2</meta:generator>
    <meta:document-statistic meta:object-count="63"/>
  </office:meta>
</office:document-meta>
</file>